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0.622in"/>
    </style:style>
    <style:style style:name="co5" style:family="table-column">
      <style:table-column-properties fo:break-before="auto" style:column-width="0.44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1854in"/>
    </style:style>
    <style:style style:name="co8" style:family="table-column">
      <style:table-column-properties fo:break-before="auto" style:column-width="1.0925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2291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5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true"/>
    </style:style>
    <style:style style:name="ro3" style:family="table-row">
      <style:table-row-properties style:row-height="0.3209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3118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" style:family="table-cell" style:parent-style-name="Default">
      <style:text-properties style:font-name="Times New Roman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 style:data-style-name="N100">
      <style:text-properties style:font-name="Times New Roman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ext-properties style:font-name="Times New Roman1" fo:font-size="12pt" style:font-size-asian="12pt" style:font-size-complex="12pt"/>
    </style:style>
    <style:style style:name="ce6" style:family="table-cell" style:parent-style-name="Default" style:data-style-name="N117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ext-properties style:font-name="Times New Roman1" fo:font-size="12pt" style:font-size-asian="12pt" style:font-size-complex="12pt"/>
    </style:style>
    <style:style style:name="ce8" style:family="table-cell" style:parent-style-name="Default" style:data-style-name="N104">
      <style:text-properties style:font-name="Times New Roman1" fo:font-size="11pt" style:font-size-asian="11pt" style:font-size-complex="11pt"/>
    </style:style>
    <style:style style:name="ce9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100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1" style:family="table-cell" style:parent-style-name="Default" style:data-style-name="N117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ce12" style:family="table-cell" style:parent-style-name="Default" style:data-style-name="N100">
      <style:text-properties style:font-name="Times New Roman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" style:family="table-cell" style:parent-style-name="Default" style:data-style-name="N117">
      <style:text-properties style:font-name="Times New Roman1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17">
      <style:text-properties style:font-name="Times New Roman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6" style:family="table-cell" style:parent-style-name="Default" style:data-style-name="N100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1">
      <style:text-properties style:font-name="Times New Roman1" fo:font-size="11pt" style:font-size-asian="11pt" style:font-size-complex="11pt"/>
    </style:style>
    <style:style style:name="ce18" style:family="table-cell" style:parent-style-name="Default" style:data-style-name="N100"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style:font-name="Times New Roman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7">
      <style:text-properties style:font-name="Times New Roman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17">
      <style:text-properties style:font-name="Times New Roman1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2" style:family="table-cell" style:parent-style-name="Defaul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7">
      <style:text-properties style:font-name="Times New Roman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24" style:family="table-cell" style:parent-style-name="Default" style:data-style-name="N117"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">
      <style:text-properties style:font-name="Times New Roman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7"/>
    <style:style style:name="ce28" style:family="table-cell" style:parent-style-name="Default" style:data-style-name="N117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style:text-position="-33% 58%" fo:font-size="16pt" style:font-size-asian="16pt" style:font-size-complex="16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33% 58%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text-position="-33% 58%" fo:font-size="13pt" fo:font-style="italic" style:font-size-asian="13pt" style:font-style-asian="italic" style:font-size-complex="13pt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position="-33% 58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33% 58%"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13"/>
        <table:table-column table:style-name="co5" table:default-cell-style-name="ce6"/>
        <table:table-column table:style-name="co6" table:default-cell-style-name="ce13"/>
        <table:table-column table:style-name="co6" table:default-cell-style-name="ce20"/>
        <table:table-column table:style-name="co7" table:default-cell-style-name="ce6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6"/>
        <table:table-column table:style-name="co12" table:default-cell-style-name="ce13"/>
        <table:table-column table:style-name="co13" table:default-cell-style-name="ce20"/>
        <table:table-column table:style-name="co1" table:default-cell-style-name="ce3"/>
        <table:table-column table:style-name="co1" table:number-columns-repeated="1009" table:default-cell-style-name="Default"/>
        <table:table-row table:style-name="ro2">
          <table:table-cell table:style-name="ce1" office:value-type="string">
            <text:p>Table 8. Bolded <text:span text:style-name="T1">E</text:span><text:span text:style-name="T2">p</text:span>'s are in the range 1965.2-3048 cm<text:span text:style-name="T3">-1</text:span>. These <text:span text:style-name="T1">E</text:span><text:span text:style-name="T2">p</text:span>'s are used to construct Table 9 and Figs.13 and 14. <text:s/>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style-name="Default"/>
          <table:table-cell table:style-name="ce7"/>
          <table:table-cell table:style-name="ce1"/>
          <table:table-cell table:style-name="ce5"/>
          <table:table-cell table:style-name="ce7"/>
          <table:table-cell table:number-columns-repeated="1009"/>
        </table:table-row>
        <table:table-row table:style-name="ro3">
          <table:table-cell table:style-name="ce2" office:value-type="string">
            <text:p><text:s text:c="2"/>n<text:span text:style-name="T4">i</text:span></text:p>
          </table:table-cell>
          <table:table-cell office:value-type="string">
            <text:p>│</text:p>
          </table:table-cell>
          <table:table-cell table:style-name="ce8" office:value-type="string">
            <text:p><text:s text:c="11"/>Comments <text:s text:c="15"/><text:span text:style-name="T14"><text:s/>n</text:span><text:span text:style-name="T15">f </text:span><text:span text:style-name="T14">= </text:span><text:span text:style-name="T16">4</text:span> <text:s text:c="12"/>Comments <text:s text:c="9"/><text:span text:style-name="T14">n</text:span><text:span text:style-name="T15">f</text:span><text:span text:style-name="T17"> = 5</text:span> <text:s text:c="23"/>Comments <text:s text:c="15"/><text:span text:style-name="T14">n</text:span><text:span text:style-name="T18">f</text:span><text:span text:style-name="T14"> = </text:span><text:span text:style-name="T16">6</text:span><text:span text:style-name="T9"> </text:span><text:s text:c="6"/>Comments <text:s text:c="4"/><text:span text:style-name="T14">n</text:span><text:span text:style-name="T15">f</text:span><text:span text:style-name="T17"> = 7</text:span></text:p>
          </table:table-cell>
          <table:table-cell table:style-name="ce7"/>
          <table:table-cell/>
          <table:table-cell table:style-name="ce3"/>
          <table:table-cell table:style-name="ce18"/>
          <table:table-cell/>
          <table:table-cell table:style-name="ce3" table:number-columns-repeated="2"/>
          <table:table-cell table:style-name="ce5"/>
          <table:table-cell/>
          <table:table-cell table:style-name="ce3"/>
          <table:table-cell table:style-name="ce7"/>
          <table:table-cell table:style-name="Default"/>
          <table:table-cell table:number-columns-repeated="1009"/>
        </table:table-row>
        <table:table-row table:style-name="ro4">
          <table:table-cell/>
          <table:table-cell office:value-type="string">
            <text:p>│</text:p>
          </table:table-cell>
          <table:table-cell/>
          <table:table-cell table:style-name="ce3"/>
          <table:table-cell table:style-name="Default"/>
          <table:table-cell table:style-name="ce3" table:number-columns-repeated="2"/>
          <table:table-cell office:value-type="string">
            <text:p>│</text:p>
          </table:table-cell>
          <table:table-cell table:style-name="ce3" table:number-columns-repeated="3"/>
          <table:table-cell office:value-type="string">
            <text:p>│</text:p>
          </table:table-cell>
          <table:table-cell table:style-name="ce3" table:number-columns-repeated="2"/>
          <table:table-cell table:style-name="Default"/>
          <table:table-cell table:number-columns-repeated="1009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│ <text:s/><text:span text:style-name="T10">Inner&amp;OuterBring&amp;</text:span><text:span text:style-name="T11">[26] <text:s/></text:span><text:span text:style-name="T12">2469.1</text:span></text:p>
          </table:table-cell>
          <table:table-cell table:style-name="ce9"/>
          <table:table-cell table:style-name="ce12"/>
          <table:table-cell office:value-type="string">
            <text:p>│</text:p>
          </table:table-cell>
          <table:table-cell table:style-name="ce15"/>
          <table:table-cell table:style-name="ce19"/>
          <table:table-cell office:value-type="string">
            <text:p>│</text:p>
          </table:table-cell>
          <table:table-cell table:style-name="ce19" table:number-columns-repeated="3"/>
          <table:table-cell office:value-type="string">
            <text:p>│</text:p>
          </table:table-cell>
          <table:table-cell table:style-name="ce19" table:number-columns-repeated="2"/>
          <table:table-cell table:number-columns-repeated="1010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│ <text:s text:c="2"/><text:span text:style-name="T10">Inner&amp;OuterBring&amp;</text:span><text:span text:style-name="T11">[26] </text:span><text:span text:style-name="T12">2469.1</text:span><text:span text:style-name="T10"> </text:span></text:p>
          </table:table-cell>
          <table:table-cell office:value-type="string">
            <text:p><text:s text:c="7"/>(high <text:span text:style-name="T1">E</text:span><text:span text:style-name="T6">p</text:span><text:span text:style-name="T19">'s)</text:span></text:p>
          </table:table-cell>
          <table:table-cell office:value-type="float" office:value="3810.3125">
            <text:p>3810.3</text:p>
          </table:table-cell>
          <table:table-cell office:value-type="string">
            <text:p>│</text:p>
          </table:table-cell>
          <table:table-cell office:value-type="string">
            <text:p><text:s text:c="2"/>(low <text:span text:style-name="T1">E</text:span><text:span text:style-name="T6">p</text:span><text:span text:style-name="T19">)</text:span></text:p>
          </table:table-cell>
          <table:table-cell office:value-type="float" office:value="1341.23">
            <text:p>1341.2</text:p>
          </table:table-cell>
          <table:table-cell office:value-type="string">
            <text:p>│</text:p>
          </table:table-cell>
          <table:table-cell/>
          <table:table-cell table:style-name="ce15"/>
          <table:table-cell table:style-name="ce19"/>
          <table:table-cell office:value-type="string">
            <text:p>│</text:p>
          </table:table-cell>
          <table:table-cell table:style-name="ce19" table:number-columns-repeated="2"/>
          <table:table-cell table:number-columns-repeated="1010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│ <text:s text:c="2"/><text:span text:style-name="T10">Inner&amp;OuterBring&amp;</text:span><text:span text:style-name="T11">[26] </text:span><text:span text:style-name="T12">2469.1</text:span><text:span text:style-name="T10"> </text:span></text:p>
          </table:table-cell>
          <table:table-cell table:style-name="ce10" office:value-type="string">
            <text:p><text:s text:c="12"/>↓</text:p>
          </table:table-cell>
          <table:table-cell office:value-type="float" office:value="4619.0318877551">
            <text:p>4619.0</text:p>
          </table:table-cell>
          <table:table-cell office:value-type="string">
            <text:p>│</text:p>
          </table:table-cell>
          <table:table-cell table:style-name="ce16" office:value-type="string">
            <text:p>[2, 23, 24]</text:p>
          </table:table-cell>
          <table:table-cell table:style-name="ce21" office:value-type="float" office:value="2149.9493877551">
            <text:p>2149.9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808.719387755102">
            <text:p>808.7</text:p>
          </table:table-cell>
          <table:table-cell office:value-type="string">
            <text:p>│</text:p>
          </table:table-cell>
          <table:table-cell table:style-name="ce15"/>
          <table:table-cell table:number-columns-repeated="1011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│</text:p>
          </table:table-cell>
          <table:table-cell/>
          <table:table-cell office:value-type="float" office:value="5143.921875">
            <text:p>5143.9</text:p>
          </table:table-cell>
          <table:table-cell office:value-type="string">
            <text:p>│</text:p>
          </table:table-cell>
          <table:table-cell table:style-name="ce16" office:value-type="string">
            <text:p><text:s text:c="4"/>[27]</text:p>
          </table:table-cell>
          <table:table-cell table:style-name="ce21" office:value-type="float" office:value="2674.839375">
            <text:p>2674.8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333.609375">
            <text:p>1333.6</text:p>
          </table:table-cell>
          <table:table-cell office:value-type="string">
            <text:p>│</text:p>
          </table:table-cell>
          <table:table-cell table:style-name="ce3" office:value-type="string">
            <text:p><text:s text:c="3"/>(low <text:span text:style-name="T1">E</text:span><text:span text:style-name="T6">p</text:span><text:span text:style-name="T19">'s)</text:span></text:p>
          </table:table-cell>
          <table:table-cell office:value-type="float" office:value="524.889987244898">
            <text:p>524.9</text:p>
          </table:table-cell>
          <table:table-cell table:number-columns-repeated="1010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│</text:p>
          </table:table-cell>
          <table:table-cell/>
          <table:table-cell office:value-type="float" office:value="5503.78472222222">
            <text:p>5503.8</text:p>
          </table:table-cell>
          <table:table-cell office:value-type="string">
            <text:p>│</text:p>
          </table:table-cell>
          <table:table-cell table:style-name="ce16" office:value-type="string">
            <text:p><text:s text:c="4"/>[28]</text:p>
          </table:table-cell>
          <table:table-cell table:style-name="ce21" office:value-type="float" office:value="3034.70222222222">
            <text:p>3034.7</text:p>
          </table:table-cell>
          <table:table-cell office:value-type="string">
            <text:p>│</text:p>
          </table:table-cell>
          <table:table-cell table:style-name="ce21"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693.47222222222">
            <text:p>1693.5</text:p>
          </table:table-cell>
          <table:table-cell office:value-type="string">
            <text:p>│</text:p>
          </table:table-cell>
          <table:table-cell table:style-name="ce10" office:value-type="string">
            <text:p><text:s text:c="8"/>↓</text:p>
          </table:table-cell>
          <table:table-cell office:value-type="float" office:value="884.75283446712">
            <text:p>884.8</text:p>
          </table:table-cell>
          <table:table-cell table:number-columns-repeated="1010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│</text:p>
          </table:table-cell>
          <table:table-cell/>
          <table:table-cell office:value-type="float" office:value="5761.1925">
            <text:p>5761.2</text:p>
          </table:table-cell>
          <table:table-cell office:value-type="string">
            <text:p>│</text:p>
          </table:table-cell>
          <table:table-cell table:style-name="ce3"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3292.11">
            <text:p>3292.1</text:p>
          </table:table-cell>
          <table:table-cell office:value-type="string">
            <text:p>│</text:p>
          </table:table-cell>
          <table:table-cell/>
          <table:table-cell table:style-name="ce13" office:value-type="string">
            <text:p><text:s text:c="6"/>(low <text:span text:style-name="T1">E</text:span><text:span text:style-name="T6">p</text:span><text:span text:style-name="T19">)</text:span></text:p>
          </table:table-cell>
          <table:table-cell office:value-type="float" office:value="1950.88">
            <text:p>1950.9</text:p>
          </table:table-cell>
          <table:table-cell office:value-type="string">
            <text:p>│</text:p>
          </table:table-cell>
          <table:table-cell/>
          <table:table-cell office:value-type="float" office:value="1142.1606122449">
            <text:p>1142.2</text:p>
          </table:table-cell>
          <table:table-cell table:number-columns-repeated="1010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│</text:p>
          </table:table-cell>
          <table:table-cell/>
          <table:table-cell office:value-type="float" office:value="5951.6451446281">
            <text:p>5951.6</text:p>
          </table:table-cell>
          <table:table-cell office:value-type="string">
            <text:p>│</text:p>
          </table:table-cell>
          <table:table-cell table:style-name="ce10" office:value-type="string">
            <text:p><text:s text:c="8"/>↓</text:p>
          </table:table-cell>
          <table:table-cell office:value-type="float" office:value="3482.5626446281">
            <text:p>3482.6</text:p>
          </table:table-cell>
          <table:table-cell office:value-type="string">
            <text:p>│</text:p>
          </table:table-cell>
          <table:table-cell/>
          <table:table-cell table:style-name="ce25" office:value-type="string">
            <text:p><text:s/>[ 2, 23, 24]</text:p>
          </table:table-cell>
          <table:table-cell table:style-name="ce15" office:value-type="float" office:value="2141.3326446281">
            <text:p>2141.3</text:p>
          </table:table-cell>
          <table:table-cell office:value-type="string">
            <text:p>│</text:p>
          </table:table-cell>
          <table:table-cell/>
          <table:table-cell office:value-type="float" office:value="1332.613256873">
            <text:p>1332.6</text:p>
          </table:table-cell>
          <table:table-cell table:number-columns-repeated="1010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│</text:p>
          </table:table-cell>
          <table:table-cell/>
          <table:table-cell office:value-type="float" office:value="6096.5">
            <text:p>6096.5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627.4175">
            <text:p>3627.4</text:p>
          </table:table-cell>
          <table:table-cell office:value-type="string">
            <text:p>│</text:p>
          </table:table-cell>
          <table:table-cell office:value-type="string">
            <text:p><text:s text:c="7"/>Dring&amp;InnerBring&amp;[<text:span text:style-name="T17">20]</text:span></text:p>
          </table:table-cell>
          <table:table-cell table:style-name="ce25"/>
          <table:table-cell table:style-name="ce15" office:value-type="float" office:value="2286.1875">
            <text:p>2286.2</text:p>
          </table:table-cell>
          <table:table-cell office:value-type="string">
            <text:p>│</text:p>
          </table:table-cell>
          <table:table-cell/>
          <table:table-cell office:value-type="float" office:value="1477.4681122449">
            <text:p>1477.5</text:p>
          </table:table-cell>
          <table:table-cell table:number-columns-repeated="101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│</text:p>
          </table:table-cell>
          <table:table-cell/>
          <table:table-cell office:value-type="float" office:value="6209.23113905325">
            <text:p>6209.2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740.14863905325">
            <text:p>3740.1</text:p>
          </table:table-cell>
          <table:table-cell office:value-type="string">
            <text:p>│</text:p>
          </table:table-cell>
          <table:table-cell office:value-type="string">
            <text:p><text:s text:c="7"/>Dring&amp;InnerBring&amp;[<text:span text:style-name="T17">21]</text:span></text:p>
          </table:table-cell>
          <table:table-cell table:style-name="ce25"/>
          <table:table-cell table:style-name="ce15" office:value-type="float" office:value="2398.91863905325">
            <text:p>2398.9</text:p>
          </table:table-cell>
          <table:table-cell office:value-type="string">
            <text:p>│</text:p>
          </table:table-cell>
          <table:table-cell/>
          <table:table-cell office:value-type="float" office:value="1590.19925129815">
            <text:p>1590.2</text:p>
          </table:table-cell>
          <table:table-cell table:number-columns-repeated="1010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│</text:p>
          </table:table-cell>
          <table:table-cell/>
          <table:table-cell office:value-type="float" office:value="6298.67984693878">
            <text:p>6298.7</text:p>
          </table:table-cell>
          <table:table-cell office:value-type="string">
            <text:p>│</text:p>
          </table:table-cell>
          <table:table-cell table:style-name="ce17"/>
          <table:table-cell office:value-type="float" office:value="3829.59734693878">
            <text:p>3829.6</text:p>
          </table:table-cell>
          <table:table-cell office:value-type="string">
            <text:p>│</text:p>
          </table:table-cell>
          <table:table-cell office:value-type="string">
            <text:p><text:s text:c="8"/>Dring&amp;Inner&amp;OuterBrings 2488.4</text:p>
          </table:table-cell>
          <table:table-cell table:number-columns-repeated="2"/>
          <table:table-cell office:value-type="string">
            <text:p>│</text:p>
          </table:table-cell>
          <table:table-cell/>
          <table:table-cell office:value-type="float" office:value="1679.64795918367">
            <text:p>1679.6</text:p>
          </table:table-cell>
          <table:table-cell table:number-columns-repeated="1010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│</text:p>
          </table:table-cell>
          <table:table-cell/>
          <table:table-cell office:value-type="float" office:value="6370.8425">
            <text:p>6370.8</text:p>
          </table:table-cell>
          <table:table-cell office:value-type="string">
            <text:p>│</text:p>
          </table:table-cell>
          <table:table-cell/>
          <table:table-cell office:value-type="float" office:value="3901.76">
            <text:p>3901.8</text:p>
          </table:table-cell>
          <table:table-cell office:value-type="string">
            <text:p>│</text:p>
          </table:table-cell>
          <table:table-cell office:value-type="string">
            <text:p><text:s text:c="8"/>Dring&amp;Inner&amp;OuterBrings 2560.5 </text:p>
          </table:table-cell>
          <table:table-cell table:number-columns-repeated="2"/>
          <table:table-cell office:value-type="string">
            <text:p>│</text:p>
          </table:table-cell>
          <table:table-cell/>
          <table:table-cell office:value-type="float" office:value="1751.8106122449">
            <text:p>1751.8</text:p>
          </table:table-cell>
          <table:table-cell table:number-columns-repeated="1010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│</text:p>
          </table:table-cell>
          <table:table-cell/>
          <table:table-cell office:value-type="float" office:value="6429.90234375">
            <text:p>6429.9</text:p>
          </table:table-cell>
          <table:table-cell office:value-type="string">
            <text:p>│</text:p>
          </table:table-cell>
          <table:table-cell/>
          <table:table-cell office:value-type="float" office:value="3960.81984375">
            <text:p>3960.8</text:p>
          </table:table-cell>
          <table:table-cell office:value-type="string">
            <text:p>│</text:p>
          </table:table-cell>
          <table:table-cell office:value-type="string">
            <text:p><text:s text:c="31"/>D ring</text:p>
          </table:table-cell>
          <table:table-cell/>
          <table:table-cell office:value-type="float" office:value="2619.58984375">
            <text:p>2619.6</text:p>
          </table:table-cell>
          <table:table-cell office:value-type="string">
            <text:p>│</text:p>
          </table:table-cell>
          <table:table-cell table:style-name="Default"/>
          <table:table-cell office:value-type="float" office:value="1810.8704559949">
            <text:p>1810.9</text:p>
          </table:table-cell>
          <table:table-cell table:number-columns-repeated="1010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│</text:p>
          </table:table-cell>
          <table:table-cell/>
          <table:table-cell office:value-type="float" office:value="6478.84969723183">
            <text:p>6478.8</text:p>
          </table:table-cell>
          <table:table-cell office:value-type="string">
            <text:p>│</text:p>
          </table:table-cell>
          <table:table-cell/>
          <table:table-cell office:value-type="float" office:value="4009.76719723183">
            <text:p>4009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668.53719723183">
            <text:p>2668.5</text:p>
          </table:table-cell>
          <table:table-cell office:value-type="string">
            <text:p>│</text:p>
          </table:table-cell>
          <table:table-cell table:style-name="Default"/>
          <table:table-cell office:value-type="float" office:value="1859.81780947673">
            <text:p>1859.8</text:p>
          </table:table-cell>
          <table:table-cell table:number-columns-repeated="1010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│</text:p>
          </table:table-cell>
          <table:table-cell/>
          <table:table-cell office:value-type="float" office:value="6519.86805555556">
            <text:p>6519.9</text:p>
          </table:table-cell>
          <table:table-cell office:value-type="string">
            <text:p>│</text:p>
          </table:table-cell>
          <table:table-cell/>
          <table:table-cell office:value-type="float" office:value="4050.78555555556">
            <text:p>4050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09.55555555556">
            <text:p>2709.6</text:p>
          </table:table-cell>
          <table:table-cell office:value-type="string">
            <text:p>│</text:p>
          </table:table-cell>
          <table:table-cell table:style-name="ce11" office:value-type="string">
            <text:p><text:s text:c="8"/>↑</text:p>
          </table:table-cell>
          <table:table-cell office:value-type="float" office:value="1900.83616780045">
            <text:p>1900.8</text:p>
          </table:table-cell>
          <table:table-cell table:number-columns-repeated="1010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│</text:p>
          </table:table-cell>
          <table:table-cell/>
          <table:table-cell office:value-type="float" office:value="6554.58189058172">
            <text:p>6554.6</text:p>
          </table:table-cell>
          <table:table-cell office:value-type="string">
            <text:p>│</text:p>
          </table:table-cell>
          <table:table-cell/>
          <table:table-cell office:value-type="float" office:value="4085.49939058172">
            <text:p>4085.5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44.26939058172">
            <text:p>2744.3</text:p>
          </table:table-cell>
          <table:table-cell office:value-type="string">
            <text:p>│</text:p>
          </table:table-cell>
          <table:table-cell table:style-name="ce3" office:value-type="string">
            <text:p><text:s text:c="3"/>(low <text:span text:style-name="T1">E</text:span><text:span text:style-name="T6">p</text:span><text:span text:style-name="T19">'s)</text:span></text:p>
          </table:table-cell>
          <table:table-cell office:value-type="float" office:value="1935.55000282662">
            <text:p>1935.6</text:p>
          </table:table-cell>
          <table:table-cell table:number-columns-repeated="1010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│</text:p>
          </table:table-cell>
          <table:table-cell/>
          <table:table-cell office:value-type="float" office:value="6584.22">
            <text:p>6584.2</text:p>
          </table:table-cell>
          <table:table-cell office:value-type="string">
            <text:p>│</text:p>
          </table:table-cell>
          <table:table-cell/>
          <table:table-cell office:value-type="float" office:value="4115.1375">
            <text:p>4115.1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73.9075">
            <text:p>2773.9</text:p>
          </table:table-cell>
          <table:table-cell office:value-type="string">
            <text:p>│</text:p>
          </table:table-cell>
          <table:table-cell table:style-name="ce28" office:value-type="string">
            <text:p><text:s text:c="2"/><text:span text:style-name="T20">A ring</text:span> [3]<text:span text:style-name="T21">1</text:span></text:p>
          </table:table-cell>
          <table:table-cell table:style-name="ce15" office:value-type="float" office:value="1965.1881122449">
            <text:p>1965.2</text:p>
          </table:table-cell>
          <table:table-cell table:number-columns-repeated="1010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│</text:p>
          </table:table-cell>
          <table:table-cell/>
          <table:table-cell office:value-type="float" office:value="6609.72576530612">
            <text:p>6609.7</text:p>
          </table:table-cell>
          <table:table-cell office:value-type="string">
            <text:p>│</text:p>
          </table:table-cell>
          <table:table-cell/>
          <table:table-cell office:value-type="float" office:value="4140.64326530612">
            <text:p>4140.6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799.41326530612">
            <text:p>2799.4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1990.69387755102">
            <text:p>1990.7</text:p>
          </table:table-cell>
          <table:table-cell table:number-columns-repeated="1010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│</text:p>
          </table:table-cell>
          <table:table-cell/>
          <table:table-cell office:value-type="float" office:value="6631.83316115703">
            <text:p>6631.8</text:p>
          </table:table-cell>
          <table:table-cell office:value-type="string">
            <text:p>│</text:p>
          </table:table-cell>
          <table:table-cell/>
          <table:table-cell office:value-type="float" office:value="4162.75066115703">
            <text:p>4162.8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21.52066115702">
            <text:p>2821.5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12.80127340192">
            <text:p>2012.8</text:p>
          </table:table-cell>
          <table:table-cell table:number-columns-repeated="1010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│</text:p>
          </table:table-cell>
          <table:table-cell/>
          <table:table-cell office:value-type="float" office:value="6651.12015595463">
            <text:p>6651.1</text:p>
          </table:table-cell>
          <table:table-cell office:value-type="string">
            <text:p>│</text:p>
          </table:table-cell>
          <table:table-cell/>
          <table:table-cell office:value-type="float" office:value="4182.03765595463">
            <text:p>4182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40.80765595463">
            <text:p>2840.8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32.08826819953">
            <text:p>2032.1</text:p>
          </table:table-cell>
          <table:table-cell table:number-columns-repeated="1010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│</text:p>
          </table:table-cell>
          <table:table-cell/>
          <table:table-cell office:value-type="float" office:value="6668.046875">
            <text:p>6668.0</text:p>
          </table:table-cell>
          <table:table-cell office:value-type="string">
            <text:p>│</text:p>
          </table:table-cell>
          <table:table-cell/>
          <table:table-cell office:value-type="float" office:value="4198.964375">
            <text:p>4199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57.734375">
            <text:p>2857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49.0149872449">
            <text:p>2049.0</text:p>
          </table:table-cell>
          <table:table-cell table:number-columns-repeated="1010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│</text:p>
          </table:table-cell>
          <table:table-cell/>
          <table:table-cell office:value-type="float" office:value="6682.9833">
            <text:p>6683.0</text:p>
          </table:table-cell>
          <table:table-cell office:value-type="string">
            <text:p>│</text:p>
          </table:table-cell>
          <table:table-cell/>
          <table:table-cell office:value-type="float" office:value="4213.9008">
            <text:p>4213.9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72.6708">
            <text:p>2872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63.9514122449">
            <text:p>2064.0</text:p>
          </table:table-cell>
          <table:table-cell table:number-columns-repeated="1010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│</text:p>
          </table:table-cell>
          <table:table-cell/>
          <table:table-cell office:value-type="float" office:value="6696.22965976331">
            <text:p>6696.2</text:p>
          </table:table-cell>
          <table:table-cell office:value-type="string">
            <text:p>│</text:p>
          </table:table-cell>
          <table:table-cell/>
          <table:table-cell office:value-type="float" office:value="4227.14715976331">
            <text:p>4227.1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85.91715976331">
            <text:p>2885.9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77.19777200821">
            <text:p>2077.2</text:p>
          </table:table-cell>
          <table:table-cell table:number-columns-repeated="1010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│</text:p>
          </table:table-cell>
          <table:table-cell/>
          <table:table-cell office:value-type="float" office:value="6708.03163580247">
            <text:p>6708.0</text:p>
          </table:table-cell>
          <table:table-cell office:value-type="string">
            <text:p>│</text:p>
          </table:table-cell>
          <table:table-cell/>
          <table:table-cell office:value-type="float" office:value="4238.94913580247">
            <text:p>4238.9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897.71913580247">
            <text:p>2897.7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88.99974804737">
            <text:p>2089.0</text:p>
          </table:table-cell>
          <table:table-cell table:number-columns-repeated="1010"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│</text:p>
          </table:table-cell>
          <table:table-cell/>
          <table:table-cell office:value-type="float" office:value="6718.59183673469">
            <text:p>6718.6</text:p>
          </table:table-cell>
          <table:table-cell office:value-type="string">
            <text:p>│</text:p>
          </table:table-cell>
          <table:table-cell/>
          <table:table-cell office:value-type="float" office:value="4249.50933673469">
            <text:p>4249.5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08.27933673469">
            <text:p>2908.3</text:p>
          </table:table-cell>
          <table:table-cell office:value-type="string">
            <text:p>│</text:p>
          </table:table-cell>
          <table:table-cell office:value-type="string">
            <text:p><text:s text:c="7"/>A ring</text:p>
          </table:table-cell>
          <table:table-cell office:value-type="float" office:value="2099.55994897959">
            <text:p>2099.6</text:p>
          </table:table-cell>
          <table:table-cell table:number-columns-repeated="1010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│</text:p>
          </table:table-cell>
          <table:table-cell/>
          <table:table-cell office:value-type="float" office:value="6728.07855231867">
            <text:p>6728.1</text:p>
          </table:table-cell>
          <table:table-cell office:value-type="string">
            <text:p>│</text:p>
          </table:table-cell>
          <table:table-cell/>
          <table:table-cell office:value-type="float" office:value="4258.99605231867">
            <text:p>4259.0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17.76605231867">
            <text:p>2917.8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09.04666456357">
            <text:p>2109.0</text:p>
          </table:table-cell>
          <table:table-cell table:number-columns-repeated="1010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│</text:p>
          </table:table-cell>
          <table:table-cell/>
          <table:table-cell office:value-type="float" office:value="6736.6325">
            <text:p>6736.6</text:p>
          </table:table-cell>
          <table:table-cell office:value-type="string">
            <text:p>│</text:p>
          </table:table-cell>
          <table:table-cell/>
          <table:table-cell office:value-type="float" office:value="4267.55">
            <text:p>4267.6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26.32">
            <text:p>2926.3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17.6006122449">
            <text:p>2117.6</text:p>
          </table:table-cell>
          <table:table-cell table:number-columns-repeated="1010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│</text:p>
          </table:table-cell>
          <table:table-cell table:style-name="ce11" office:value-type="string">
            <text:p><text:s text:c="6"/>↑</text:p>
          </table:table-cell>
          <table:table-cell office:value-type="float" office:value="6744.37207336108">
            <text:p>6744.4</text:p>
          </table:table-cell>
          <table:table-cell office:value-type="string">
            <text:p>│</text:p>
          </table:table-cell>
          <table:table-cell table:style-name="ce11" office:value-type="string">
            <text:p><text:s text:c="8"/>↑</text:p>
          </table:table-cell>
          <table:table-cell office:value-type="float" office:value="4275.28957336108">
            <text:p>4275.3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34.05957336108">
            <text:p>2934.1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25.34018560598">
            <text:p>2125.3</text:p>
          </table:table-cell>
          <table:table-cell table:number-columns-repeated="1010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│</text:p>
          </table:table-cell>
          <table:table-cell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6751.3974609375">
            <text:p>6751.4</text:p>
          </table:table-cell>
          <table:table-cell office:value-type="string">
            <text:p>│</text:p>
          </table:table-cell>
          <table:table-cell table:style-name="ce3" office:value-type="string">
            <text:p>(high <text:span text:style-name="T1">E</text:span><text:span text:style-name="T6">p</text:span><text:span text:style-name="T19">'s)</text:span></text:p>
          </table:table-cell>
          <table:table-cell office:value-type="float" office:value="4282.3149609375">
            <text:p>4282.3</text:p>
          </table:table-cell>
          <table:table-cell office:value-type="string">
            <text:p>│</text:p>
          </table:table-cell>
          <table:table-cell/>
          <table:table-cell office:value-type="string">
            <text:p><text:s text:c="7"/>D ring</text:p>
          </table:table-cell>
          <table:table-cell office:value-type="float" office:value="2941.0849609375">
            <text:p>2941.1</text:p>
          </table:table-cell>
          <table:table-cell office:value-type="string">
            <text:p>│</text:p>
          </table:table-cell>
          <table:table-cell table:style-name="ce20" office:value-type="string">
            <text:p>A&amp;C rings</text:p>
          </table:table-cell>
          <table:table-cell office:value-type="float" office:value="2132.3655731824">
            <text:p>2132.4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│</text:p>
          </table:table-cell>
          <table:table-cell/>
          <table:table-cell table:style-name="ce3"/>
          <table:table-cell office:value-type="string">
            <text:p>│</text:p>
          </table:table-cell>
          <table:table-cell table:style-name="ce3"/>
          <table:table-cell table:style-name="ce19"/>
          <table:table-cell office:value-type="string">
            <text:p>│</text:p>
          </table:table-cell>
          <table:table-cell table:style-name="ce19"/>
          <table:table-cell table:number-columns-repeated="2"/>
          <table:table-cell office:value-type="string">
            <text:p>│</text:p>
          </table:table-cell>
          <table:table-cell table:style-name="ce20"/>
          <table:table-cell table:number-columns-repeated="1011"/>
        </table:table-row>
        <table:table-row table:style-name="ro6">
          <table:table-cell table:style-name="ce4" office:value-type="string">
            <text:p><text:s/>∞ <text:s/></text:p>
          </table:table-cell>
          <table:table-cell/>
          <table:table-cell office:value-type="string">
            <text:p><text:s/>( high <text:span text:style-name="T1">E</text:span><text:span text:style-name="T6">p</text:span><text:span text:style-name="T19">)</text:span></text:p>
          </table:table-cell>
          <table:table-cell office:value-type="float" office:value="6858.5625">
            <text:p>6858.6</text:p>
          </table:table-cell>
          <table:table-cell table:style-name="ce13"/>
          <table:table-cell table:style-name="ce3" office:value-type="string">
            <text:p><text:s text:c="4"/>high <text:span text:style-name="T1">E</text:span><text:span text:style-name="T6">p</text:span></text:p>
          </table:table-cell>
          <table:table-cell office:value-type="float" office:value="4389.48">
            <text:p>4389.5</text:p>
          </table:table-cell>
          <table:table-cell table:style-name="ce23"/>
          <table:table-cell/>
          <table:table-cell table:style-name="ce25" office:value-type="string">
            <text:p><text:s text:c="8"/>[29] </text:p>
          </table:table-cell>
          <table:table-cell table:style-name="ce15" office:value-type="float" office:value="3048.3">
            <text:p>3048.3</text:p>
          </table:table-cell>
          <table:table-cell table:style-name="ce20"/>
          <table:table-cell table:style-name="ce20" office:value-type="string">
            <text:p>[ <text:span text:style-name="T17">1, 22, 25]</text:span></text:p>
          </table:table-cell>
          <table:table-cell table:style-name="ce15" office:value-type="float" office:value="2239.5306122449">
            <text:p>2239.5</text:p>
          </table:table-cell>
          <table:table-cell table:number-columns-repeated="1010"/>
        </table:table-row>
        <table:table-row table:style-name="ro6">
          <table:table-cell table:style-name="ce4"/>
          <table:table-cell table:number-columns-repeated="3"/>
          <table:table-cell table:style-name="ce13"/>
          <table:table-cell table:style-name="ce3"/>
          <table:table-cell/>
          <table:table-cell table:style-name="ce23"/>
          <table:table-cell/>
          <table:table-cell table:style-name="ce25"/>
          <table:table-cell table:style-name="ce15"/>
          <table:table-cell table:style-name="ce20" table:number-columns-repeated="2"/>
          <table:table-cell table:style-name="ce15"/>
          <table:table-cell table:number-columns-repeated="1010"/>
        </table:table-row>
        <table:table-row table:style-name="ro7">
          <table:table-cell table:style-name="ce5" office:value-type="string">
            <text:p><text:span text:style-name="T3">1</text:span><text:span text:style-name="T5">Daphnis is in the Keeler Gap near the outer edge of the A ring. NASA(2021)</text:span></text:p>
          </table:table-cell>
          <table:table-cell table:style-name="ce5"/>
          <table:table-cell table:style-name="ce7"/>
          <table:table-cell table:style-name="ce14" table:number-columns-repeated="4"/>
          <table:table-cell table:style-name="ce24"/>
          <table:table-cell table:style-name="ce14"/>
          <table:table-cell table:style-name="ce25"/>
          <table:table-cell table:style-name="ce15"/>
          <table:table-cell table:style-name="ce20" table:number-columns-repeated="2"/>
          <table:table-cell table:style-name="ce15"/>
          <table:table-cell table:number-columns-repeated="1010"/>
        </table:table-row>
        <table:table-row table:style-name="ro5">
          <table:table-cell office:value-type="string">
            <text:p>Notes: <text:span text:style-name="T1">E</text:span><text:span text:style-name="T6">p</text:span>'s used for Fig. 13. are in the range (1965.2-3048.3 cm<text:span text:style-name="T7">-1</text:span>) corresponding to the outer edge of</text:p>
          </table:table-cell>
          <table:table-cell table:style-name="ce3"/>
          <table:table-cell table:style-name="Default" table:number-columns-repeated="4"/>
          <table:table-cell table:style-name="ce22" table:number-columns-repeated="4"/>
          <table:table-cell table:style-name="ce26" table:number-columns-repeated="4"/>
          <table:table-cell table:style-name="Default"/>
          <table:table-cell table:number-columns-repeated="1009"/>
        </table:table-row>
        <table:table-row table:style-name="ro8">
          <table:table-cell office:value-type="string">
            <text:p><text:s text:c="19"/>the A ring to the inner edge of the D ring. (high <text:span text:style-name="T1">E</text:span><text:span text:style-name="T8">p</text:span>'s) and (low <text:span text:style-name="T1">E</text:span><text:span text:style-name="T8">p</text:span>'s) are not in this range.</text:p>
          </table:table-cell>
          <table:table-cell table:style-name="ce3"/>
          <table:table-cell table:style-name="Default" table:number-columns-repeated="4"/>
          <table:table-cell table:style-name="ce22" table:number-columns-repeated="4"/>
          <table:table-cell table:style-name="ce26" table:number-columns-repeated="4"/>
          <table:table-cell table:style-name="Default"/>
          <table:table-cell table:number-columns-repeated="1009"/>
        </table:table-row>
        <table:table-row table:style-name="ro9">
          <table:table-cell office:value-type="string">
            <text:p><text:s text:c="10"/>The comment columns contain the indices [<text:span text:style-name="T1">i</text:span><text:span text:style-name="T9">]</text:span><text:span text:style-name="T1">'s</text:span> used in Tables 6, 7, 8, 9 and Figs 12 and 13. <text:s/></text:p>
          </table:table-cell>
          <table:table-cell table:style-name="ce3"/>
          <table:table-cell table:style-name="Default" table:number-columns-repeated="8"/>
          <table:table-cell table:style-name="ce27" table:number-columns-repeated="4"/>
          <table:table-cell table:style-name="Default"/>
          <table:table-cell table:number-columns-repeated="1009"/>
        </table:table-row>
        <table:table-row table:style-name="ro5">
          <table:table-cell office:value-type="string">
            <text:p><text:s text:c="10"/>Other comments connect certain <text:span text:style-name="T1">E</text:span><text:span text:style-name="T6">p</text:span>'s with the A, B, C and D rings.</text:p>
          </table:table-cell>
          <table:table-cell table:style-name="ce3"/>
          <table:table-cell/>
          <table:table-cell table:style-name="ce3" table:number-columns-repeated="7"/>
          <table:table-cell table:style-name="ce13"/>
          <table:table-cell table:style-name="ce27" table:number-columns-repeated="3"/>
          <table:table-cell table:style-name="Default"/>
          <table:table-cell table:number-columns-repeated="1009"/>
        </table:table-row>
        <table:table-row table:style-name="ro2">
          <table:table-cell/>
          <table:table-cell table:style-name="ce3" office:value-type="string">
            <text:p><text:s text:c="4"/>Bolded <text:span text:style-name="T1">E</text:span><text:span text:style-name="T13">p</text:span>'s with [<text:span text:style-name="T1">i</text:span>]'s associated with them are the key <text:span text:style-name="T1">E</text:span><text:span text:style-name="T2">p</text:span>'s in Fig.13. </text:p>
          </table:table-cell>
          <table:table-cell/>
          <table:table-cell table:style-name="ce3" table:number-columns-repeated="7"/>
          <table:table-cell table:style-name="ce13"/>
          <table:table-cell table:style-name="ce27" table:number-columns-repeated="3"/>
          <table:table-cell table:style-name="Default"/>
          <table:table-cell table:number-columns-repeated="1009"/>
        </table:table-row>
        <table:table-row table:style-name="ro10">
          <table:table-cell office:value-type="string">
            <text:p><text:s text:c="10"/>The center of the B ring is near the peak in the PED of Saturn's protosatellite disk. <text:s text:c="2"/>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  <table:table-cell/>
          <table:table-cell table:style-name="ce3" table:number-columns-repeated="1009"/>
        </table:table-row>
        <table:table-row table:style-name="ro10">
          <table:table-cell office:value-type="string">
            <text:p><text:s text:c="19"/>The inner B ring exists to the left of this peak in Fig. 13.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  <table:table-cell/>
          <table:table-cell table:style-name="ce3" table:number-columns-repeated="1009"/>
        </table:table-row>
        <table:table-row table:style-name="ro10">
          <table:table-cell office:value-type="string">
            <text:p><text:s text:c="19"/>The outer B ring exists to the right of this peak in Fig. 13.</text:p>
          </table:table-cell>
          <table:table-cell table:style-name="ce3"/>
          <table:table-cell/>
          <table:table-cell table:style-name="ce3" table:number-columns-repeated="7"/>
          <table:table-cell table:style-name="ce13" table:number-columns-repeated="2"/>
          <table:table-cell/>
          <table:table-cell table:style-name="ce13"/>
          <table:table-cell/>
          <table:table-cell table:style-name="ce3" table:number-columns-repeated="1009"/>
        </table:table-row>
        <table:table-row table:style-name="ro10">
          <table:table-cell/>
          <table:table-cell table:style-name="ce3"/>
          <table:table-cell/>
          <table:table-cell table:style-name="ce3" table:number-columns-repeated="11"/>
          <table:table-cell/>
          <table:table-cell table:style-name="ce3" table:number-columns-repeated="1009"/>
        </table:table-row>
        <table:table-row table:style-name="ro10">
          <table:table-cell/>
          <table:table-cell table:style-name="ce3"/>
          <table:table-cell/>
          <table:table-cell table:style-name="ce3" table:number-columns-repeated="11"/>
          <table:table-cell/>
          <table:table-cell table:style-name="ce3" table:number-columns-repeated="100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Regular" style:font-family-generic="roman"/>
    <style:font-face style:name="Arial1" svg:font-family="Arial" style:font-adornments="Regular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12:1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0-07-11T09:38:53.61</meta:creation-date>
    <dc:date>2021-12-07T12:11:40.15</dc:date>
    <dc:creator>James Lombardi</dc:creator>
    <meta:editing-duration>PT18H38M48S</meta:editing-duration>
    <meta:editing-cycles>80</meta:editing-cycles>
    <meta:generator>OpenOffice/4.1.2$Win32 OpenOffice.org_project/412m3$Build-9782</meta:generator>
    <meta:printed-by>James Lombardi</meta:printed-by>
    <meta:print-date>2020-12-31T14:55:52.10</meta:print-date>
    <meta:document-statistic meta:table-count="3" meta:cell-count="327" meta:object-count="0"/>
  </office:meta>
</office:document-meta>
</file>